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Standard">
      <style:text-properties style:font-name="Arial" fo:font-size="10pt" style:font-size-asian="10pt" style:font-size-complex="10pt"/>
    </style:style>
    <style:style style:name="P3" style:family="paragraph" style:parent-style-name="Standard">
      <style:text-properties fo:font-size="10pt" style:font-size-asian="10pt" style:font-size-complex="10pt"/>
    </style:style>
    <style:style style:name="P4" style:family="paragraph" style:parent-style-name="Standard">
      <style:paragraph-properties fo:margin-top="0in" fo:margin-bottom="0in"/>
    </style:style>
    <style:style style:name="P5" style:family="paragraph" style:parent-style-name="Standard" style:list-style-name="L1">
      <style:paragraph-properties fo:margin-top="0in" fo:margin-bottom="0in"/>
      <style:text-properties fo:color="#1f497d" style:font-name="Nimbus Sans L" fo:font-size="12pt" fo:font-style="normal" style:font-size-asian="12pt" style:font-style-asian="normal" style:font-name-complex="Arial2" style:font-size-complex="12pt" style:font-style-complex="normal"/>
    </style:style>
    <style:style style:name="P6" style:family="paragraph" style:parent-style-name="Standard" style:list-style-name="L1">
      <style:paragraph-properties fo:margin-top="0in" fo:margin-bottom="0in"/>
      <style:text-properties fo:color="#1f497d" style:font-name="Arial" fo:font-size="12pt" style:font-size-asian="12pt" style:font-name-complex="Arial2" style:font-size-complex="12pt"/>
    </style:style>
    <style:style style:name="P7" style:family="paragraph" style:parent-style-name="Standard">
      <style:paragraph-properties fo:margin-top="0in" fo:margin-bottom="0in"/>
      <style:text-properties fo:color="#222222" style:font-name="Arial" fo:font-size="12pt" fo:font-style="normal" style:font-size-asian="12pt" style:font-style-asian="normal" style:font-name-complex="Arial2" style:font-size-complex="12pt" style:font-style-complex="normal"/>
    </style:style>
    <style:style style:name="P8" style:family="paragraph" style:parent-style-name="Standard">
      <style:paragraph-properties fo:margin-top="0in" fo:margin-bottom="0in"/>
      <style:text-properties fo:color="#222222" style:font-name="Arial" fo:font-size="10pt" fo:font-style="italic" style:font-size-asian="10pt" style:font-style-asian="italic" style:font-name-complex="Arial2" style:font-size-complex="10pt" style:font-style-complex="italic"/>
    </style:style>
    <style:style style:name="P9" style:family="paragraph" style:parent-style-name="Standard">
      <style:paragraph-properties fo:margin-top="0in" fo:margin-bottom="0in"/>
      <style:text-properties fo:color="#222222" style:font-name="Arial" fo:font-size="10pt" fo:font-style="normal" style:font-size-asian="10pt" style:font-style-asian="normal" style:font-name-complex="Arial2" style:font-size-complex="10pt" style:font-style-complex="normal"/>
    </style:style>
    <style:style style:name="P10" style:family="paragraph" style:parent-style-name="Standard" style:list-style-name="L1">
      <style:paragraph-properties fo:margin-top="0in" fo:margin-bottom="0in"/>
      <style:text-properties style:font-name="Arial" fo:font-size="12pt" style:font-size-asian="12pt" style:font-size-complex="12pt"/>
    </style:style>
    <style:style style:name="P11" style:family="paragraph" style:parent-style-name="Bibliography_20_1">
      <style:text-properties style:font-name="Arial" fo:font-size="10pt" style:font-size-asian="10pt" style:font-size-complex="10pt"/>
    </style:style>
    <style:style style:name="T1" style:family="text">
      <style:text-properties style:font-name-asian="Times New Roman1"/>
    </style:style>
    <style:style style:name="T2" style:family="text">
      <style:text-properties style:font-name-asian="Times New Roman1" style:font-style-asian="italic" style:font-style-complex="italic"/>
    </style:style>
    <style:style style:name="T3" style:family="text">
      <style:text-properties style:font-name-asian="Times New Roman1" style:font-style-asian="normal" style:font-style-complex="normal"/>
    </style:style>
    <style:style style:name="T4" style:family="text">
      <style:text-properties fo:color="#1f497d" style:font-name="Calibri" fo:font-size="11pt" style:font-size-asian="11pt" style:font-name-complex="Arial2" style:font-size-complex="11pt"/>
    </style:style>
    <style:style style:name="T5" style:family="text">
      <style:text-properties fo:color="#1f497d" fo:font-size="11pt" style:font-size-asian="11pt" style:font-name-complex="Arial2" style:font-size-complex="11pt"/>
    </style:style>
    <style:style style:name="T6" style:family="text">
      <style:text-properties fo:color="#1f497d" style:font-name-complex="Arial2"/>
    </style:style>
    <style:style style:name="T7" style:family="text">
      <style:text-properties fo:color="#222222" style:font-name="Arial1" fo:font-size="10pt" fo:font-style="normal" style:font-name-asian="Times New Roman1" style:font-size-asian="10pt" style:font-style-asian="normal" style:font-name-complex="Arial2" style:font-size-complex="10pt" style:font-style-complex="normal"/>
    </style:style>
    <style:style style:name="T8" style:family="text">
      <style:text-properties fo:color="#222222" style:font-name="Arial1" fo:font-size="10pt" style:font-name-asian="Times New Roman1" style:font-size-asian="10pt" style:font-style-asian="normal" style:font-name-complex="Arial2" style:font-size-complex="10pt" style:font-style-complex="normal"/>
    </style:style>
    <style:style style:name="T9" style:family="text">
      <style:text-properties fo:color="#222222" fo:font-size="10pt" fo:font-style="normal" style:font-name-asian="Times New Roman1" style:font-size-asian="10pt" style:font-style-asian="normal" style:font-name-complex="Arial2" style:font-size-complex="10pt" style:font-style-complex="normal"/>
    </style:style>
    <style:style style:name="T10" style:family="text">
      <style:text-properties fo:color="#222222" fo:font-size="10pt" style:font-name-asian="Times New Roman1" style:font-size-asian="10pt" style:font-style-asian="normal" style:font-name-complex="Arial2" style:font-size-complex="10pt" style:font-style-complex="normal"/>
    </style:style>
    <style:style style:name="T11" style:family="text">
      <style:text-properties fo:color="#222222" fo:font-style="normal" style:font-name-asian="Times New Roman1" style:font-style-asian="normal" style:font-name-complex="Arial2" style:font-style-complex="normal"/>
    </style:style>
    <style:style style:name="T12" style:family="text">
      <style:text-properties fo:color="#222222" style:font-name-asian="Times New Roman1" style:font-style-asian="normal" style:font-name-complex="Arial2" style:font-style-complex="normal"/>
    </style:style>
    <style:style style:name="T13" style:family="text">
      <style:text-properties fo:color="#222222" style:font-name="Arial" fo:font-size="12pt" fo:font-style="normal" style:font-name-asian="Times New Roman1" style:font-size-asian="12pt" style:font-style-asian="normal" style:font-name-complex="Arial2" style:font-size-complex="12pt" style:font-style-complex="normal"/>
    </style:style>
    <style:style style:name="T14" style:family="text">
      <style:text-properties fo:color="#222222" style:font-name="Arial" fo:font-size="12pt" style:font-name-asian="Times New Roman1" style:font-size-asian="12pt" style:font-style-asian="normal" style:font-name-complex="Arial2" style:font-size-complex="12pt" style:font-style-complex="normal"/>
    </style:style>
    <style:style style:name="T15" style:family="text">
      <style:text-properties fo:color="#222222" style:font-name="Arial" fo:font-style="normal" style:font-name-asian="Times New Roman1" style:font-style-asian="normal" style:font-name-complex="Arial2" style:font-style-complex="normal"/>
    </style:style>
    <style:style style:name="T16" style:family="text">
      <style:text-properties fo:color="#222222" style:font-name="Arial" fo:font-size="10pt" fo:font-style="normal" style:font-name-asian="Times New Roman1" style:font-size-asian="10pt" style:font-style-asian="normal" style:font-name-complex="Arial2" style:font-size-complex="10pt" style:font-style-complex="normal"/>
    </style:style>
    <style:style style:name="T17" style:family="text">
      <style:text-properties fo:color="#222222" style:font-name="Arial" fo:font-size="10pt" style:font-name-asian="Times New Roman1" style:font-size-asian="10pt" style:font-style-asian="normal" style:font-name-complex="Arial2" style:font-size-complex="10pt" style:font-style-complex="normal"/>
    </style:style>
    <style:style style:name="T18" style:family="text">
      <style:text-properties fo:font-style="italic" style:font-style-asian="italic" style:font-style-complex="italic"/>
    </style:style>
    <style:style style:name="T19" style:family="text">
      <style:text-properties fo:font-style="italic" style:font-name-asian="Times New Roman1"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style:font-name-asian="Times New Roman1"/>
    </style:style>
    <style:style style:name="T22" style:family="text">
      <style:text-properties style:font-style-asian="italic" style:font-style-complex="italic"/>
    </style:style>
    <style:style style:name="T23" style:family="text">
      <style:text-properties style:font-style-asian="normal" style:font-style-complex="normal"/>
    </style:style>
    <style:style style:name="T24" style:family="text">
      <style:text-properties style:font-name="Arial"/>
    </style:style>
    <style:style style:name="T25" style:family="text">
      <style:text-properties style:font-name="Arial" style:font-name-asian="Times New Roman1"/>
    </style:style>
    <style:style style:name="T26" style:family="text">
      <style:text-properties style:font-name="Arial" style:font-name-asian="Times New Roman1" style:font-style-asian="normal" style:font-style-complex="normal"/>
    </style:style>
    <style:style style:name="T27" style:family="text">
      <style:text-properties style:font-name="Arial" style:font-name-asian="Times New Roman1" style:font-style-asian="italic" style:font-style-complex="italic"/>
    </style:style>
    <style:style style:name="T28" style:family="text">
      <style:text-properties style:font-name="Arial" fo:font-size="12pt" style:font-name-asian="Times New Roman1" style:font-size-asian="12pt" style:font-style-asian="normal" style:font-size-complex="12pt" style:font-style-complex="normal"/>
    </style:style>
    <style:style style:name="T29" style:family="text">
      <style:text-properties style:font-name="Arial" fo:font-size="12pt" fo:font-style="italic" style:font-name-asian="Times New Roman1" style:font-size-asian="12pt" style:font-style-asian="italic" style:font-size-complex="12pt" style:font-style-complex="italic"/>
    </style:style>
    <style:style style:name="T30" style:family="text">
      <style:text-properties style:font-name="Arial" fo:font-size="12pt" fo:font-style="normal" style:font-name-asian="Times New Roman1" style:font-size-asian="12pt" style:font-style-asian="normal" style:font-size-complex="12pt" style:font-style-complex="normal"/>
    </style:style>
    <style:style style:name="T31" style:family="text">
      <style:text-properties style:font-name="Arial" fo:font-style="italic" style:font-name-asian="Times New Roman1" style:font-style-asian="italic" style:font-style-complex="italic"/>
    </style:style>
    <style:style style:name="T32" style:family="text">
      <style:text-properties style:font-name="Arial" fo:font-style="normal" style:font-name-asian="Times New Roman1" style:font-style-asian="normal" style:font-style-complex="normal"/>
    </style:style>
    <style:style style:name="T33" style:family="text">
      <style:text-properties fo:font-size="12pt" style:font-name-asian="Times New Roman1" style:font-size-asian="12pt" style:font-style-asian="normal" style:font-size-complex="12pt" style:font-style-complex="normal"/>
    </style:style>
    <style:style style:name="T34" style:family="text">
      <style:text-properties fo:font-size="12pt" style:font-name-asian="Times New Roman1" style:font-size-asian="12pt" style:font-style-asian="italic" style:font-size-complex="12pt" style:font-style-complex="italic"/>
    </style:style>
    <style:style style:name="T35" style:family="text">
      <style:text-properties fo:font-size="12pt" fo:font-style="italic" style:font-name-asian="Times New Roman1" style:font-size-asian="12pt" style:font-style-asian="italic" style:font-size-complex="12pt" style:font-style-complex="italic"/>
    </style:style>
    <style:style style:name="T36" style:family="text">
      <style:text-properties fo:font-size="12pt" fo:font-style="normal" style:font-name-asian="Times New Roman1" style:font-size-asian="12pt" style:font-style-asian="normal" style:font-size-complex="12pt"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Question 5:</text:h>
      <text:p text:style-name="P8"><text:span text:style-name="T1">As more and more spatio-temporal data becomes available to more and more people (both public and not-so-public data, e.g., credit card transactions, cell phone data, sensor data, etc.), and as technical capabilities for presenting, mining, and analyzing data are growing, the opportunities for use and misuse of such data are rapidly increasing as well. What are (i) the opportunities and (ii) the possible hazards and threats that you see emerging? What technical and non-technical solutions might we bring to bear?</text:span></text:p>
      <text:p text:style-name="P9"><text:span text:style-name="T1"/></text:p>
      <text:p text:style-name="P9"><text:span text:style-name="T1"/></text:p>
      <text:p text:style-name="P9"><text:span text:style-name="T1">Brief description of the upcoming changes</text:span></text:p>
      <text:p text:style-name="P9"><text:span text:style-name="T1"><text:tab/></text:span></text:p>
      <text:p text:style-name="P9"><text:span text:style-name="T1"><text:tab/>A few potential opportunities include; wider coverage of data, finer scales of data, decreased time availability of information, increased verification of observations, increased innovation built on combining data products, and discovery of patterns and models for understanding our world. However quite a few speed bumps exist along the way, technical, social, and economic, to realizing such opportunities: privacy management, pay-walls, hardware and software limitations, inappropriate applications of data, and ability of the human mind to filter and process.</text:span></text:p>
      <text:p text:style-name="P9"><text:span text:style-name="T1"/></text:p>
      <text:p text:style-name="P2"><text:span text:style-name="T11"><text:tab/>Increase quantities of data provides both opportunities and challenges. More data occurs at both the area of coverage and resolution (density). <text:s/>We can begin to explore new questions, unseen patterns may emerge and the creativity of more users looking at more data may result in completely new way of thinking and understanding spatial phenomenon (more users principle). The potential of “mash-ups” seems vastly underutilized and new APIs are needed to bring more types of information to more 'analysts' more quickly and easily </text:span><text:bookmark-start text:name="ZOTERO_BREF_OYuY0GwZa3Ft"/><text:span text:style-name="T11">(Bryne 2011)</text:span><text:bookmark-end text:name="ZOTERO_BREF_OYuY0GwZa3Ft"/>.</text:p>
      <text:p text:style-name="P9"><text:span text:style-name="T1"><text:tab/>Hardware limitations exist, in the form of disk space, processing and communication bottlenecks. The storage of such vast quantities of data requires new disk technology to increase the density of data storage and at the same time new methods of retrieval. Hard disk space continues to increase with traditional disk drives reaching 3 Terabytes(TB) and predictions of 2 TB solid state disks (SSD) in the near future and various colored laser optical storage devices in the slightly more distant future. Even with more storage though broadband access will be a challenge, though not for the traditional users that already exist (Institutional users), to the entrance of more users of data sets. After solving storage and communication though one needs to look at improving the utilization of processing resources which may be better solved on the software side.</text:span></text:p>
      <text:p text:style-name="P4"><text:span text:style-name="T16"><text:tab/>From the software side concepts of data sharding, or the distribution of single data sets across multiple storage nodes (not necessarily in the same location), is becoming more commonplace in cloud service provider portfolios (e.g. Google BigTable). With the ability to distribute data though and equal improvement in filtering and analyzing in a distributed manner needs to evolve beyond its current bastion of top tech companies with cloud computing becoming a normal everyday computing method for the majority of users. Hadoop MapReduce techniques demonstrate these ideas well but are still beyond the reach of people without a fairly high level of computer programming skills. </text:span></text:p>
      <text:p text:style-name="Standard"><text:span text:style-name="T16"><text:tab/> Some aspects of data quality assurance undergone scrutiny, demonstrating that crowd-sourcing provides a viable mechanism for the collection of reasonable quality data given the proper infrastructure </text:span><text:bookmark-start text:name="ZOTERO_BREF_gfnD2gxYKzXR"/><text:span text:style-name="T16">(Haklay, Basiouka, Antoniou, and Ather 2010</text:span>)<text:bookmark-end text:name="ZOTERO_BREF_gfnD2gxYKzXR"/>.<text:span text:style-name="T16"> In addition to verification through repetition and reputation systems though <text:s/>a gap exists in understanding how to apply limits to the appropriateness of data sets. Traditional metadata systems in geospatial technologies are woefully inadequate for many users and to cumbersome for most users outside of formal institutions who traditional produce geographic data (Governments, Academies, and Cartographic Professionals). Perhaps concepts of the Semantic Web applied to geographic data sets will make such sharing simpler, but the software tools for visualization need to expand to incorporate a more standard citation system for data embedded in a map, and if electronic linked back to the origins of the data.</text:span></text:p>
      <text:p text:style-name="Standard"><text:span text:style-name="T16"><text:tab/>Refinement of metadata could potentially address another challenge of enabling methods for better filtering of the new quantities of data. An avenue, which proven useful already, includes the development of standards like those from the OpenGeospatialConsortium (OGC) </text:span><text:bookmark-start text:name="ZOTERO_BREF_QWbFCgd2vX7t"/><text:span text:style-name="T16">(Yang et al. 2011</text:span>)<text:bookmark-end text:name="ZOTERO_BREF_QWbFCgd2vX7t"/>. </text:p>
      <text:p text:style-name="P9"><text:span text:style-name="T1"/></text:p>
      <text:p text:style-name="P9"><text:soft-page-break/><text:span text:style-name="T1"><text:tab/>, where do we keep it all, how do people find the part that's useful for their question, efficiency</text:span></text:p>
      <text:p text:style-name="P9"><text:span text:style-name="T1"/></text:p>
      <text:p text:style-name="P3"><text:span text:style-name="T15"><text:tab/>One of the biggest potential issues with the abundance of data from everything; IPv6 devices, RFID credit cards, embedded GPS, etc... is one of privacy. The way Facebook and Google privacy policies constantly undergo scrutiny and accusations highlight the sometime volatile dialog ongoing in society currently. Major corporations clearly put value in storing, analyzing and trading information about consumers. The social and legal limits of such bartering of information about people often seems dehumanized and blind trust in companies to protect personal information is naive </text:span><text:bookmark-start text:name="ZOTERO_BREF_AddosrU6fDVB"/><text:span text:style-name="T15">(Ardagna, Cremonini, De Capitani di Vimercati, and Samarati 2011</text:span>)<text:bookmark-end text:name="ZOTERO_BREF_AddosrU6fDVB"/>.<text:span text:style-name="T15"> On the other hand many consumers seem all too willing to give up all of their information in exchange for “free” services.</text:span></text:p>
      <text:p text:style-name="P9"><text:span text:style-name="T1"><text:tab/>Along with intentional misuse or handling of personal data the protections against malware, hacking attacks and other cybercrime methods seems inadequate.</text:span></text:p>
      <text:p text:style-name="P9"><text:span text:style-name="T1"/></text:p>
      <text:p text:style-name="P9"><text:span text:style-name="T1"><text:tab/>Methods of anonymization and obsfucation, individual control/ownership over one's personal information</text:span></text:p>
      <text:p text:style-name="P9"><text:span text:style-name="T1"/></text:p>
      <text:p text:style-name="P3"><text:span text:style-name="T15">Flickr geo-fences </text:span><text:bookmark-start text:name="ZOTERO_BREF_70urmfYfZNsQ"/><text:span text:style-name="T15">(Leung </text:span><text:span text:style-name="T24">2011)</text:span><text:bookmark-end text:name="ZOTERO_BREF_70urmfYfZNsQ"/><text:span text:style-name="T24">,</text:span><text:span text:style-name="T15"> but is that enough to protect one's home location, given enough photos one only needs to find the centroid of the dead spot to identify the “home”</text:span></text:p>
      <text:h text:style-name="Heading_20_3" text:outline-level="3"><text:span text:style-name="T1">References:</text:span></text:h>
      <text:p text:style-name="Bibliography_20_1"><text:bookmark-start text:name="ZOTERO_BREF_W0podZZWdRk8"/><text:span text:style-name="T28">Ardagna, C. A., M. Cremonini, S. De Capitani di Vimercati, and P. Samarati. 2011. An obfuscation-based approach for protecting location privacy. </text:span><text:span text:style-name="T29">Dependable and Secure Computing, IEEE Transactions on</text:span><text:span text:style-name="T30"> 8 (1):13–27.</text:span></text:p>
      <text:p text:style-name="Bibliography_20_1">Bryne, M. 2011. A New Way of Open Data. http://fosslc.org/drupal/content/new-way-open-data.</text:p>
      <text:p text:style-name="Bibliography_20_1"><text:span text:style-name="T20">Haklay, M. (Muki), S. Basiouka, V. Antoniou, and A. Ather. 2010. How Many Volunteers Does it Take to Map an Area Well? The Validity of Linus’ Law to Volunteered Geographic Information. </text:span><text:span text:style-name="T18">Cartographic Journal, The</text:span><text:span text:style-name="T20"> 47 (4):315-322.</text:span></text:p>
      <text:p text:style-name="Bibliography_20_1">Leung, D. 2011. Introducing geofences on Flickr! « Flickr Blog. http://blog.flickr.net/en/2011/08/30/introducing-geofences-on-flickr/ (last accessed 16 January 2012).</text:p>
      <text:p text:style-name="Bibliography_20_1"><text:span text:style-name="T20">Yang, C. et al. 2011. Spatial cloud computing: how can the geospatial sciences use and help shape cloud computing? </text:span><text:span text:style-name="T18">International Journal of Digital Earth</text:span><text:span text:style-name="T20"> 4 (4):305–329.</text:span></text:p>
      <text:p text:style-name="Bibliography_20_1"><text:span text:style-name="T20">Yang, C., R. Raskin, M. Goodchild, and M. Gahegan. 2010. Geospatial Cyberinfrastructure: Past, present and future. </text:span><text:span text:style-name="T18">Computers, Environment and Urban Systems</text:span><text:span text:style-name="T20"> 34 (4):264–277.</text:span><text:bookmark-end text:name="ZOTERO_BREF_W0podZZWdRk8"/></text:p>
      <text:p text:style-name="P7"><text:span text:style-name="T1"/></text:p>
      <text:list xml:id="list1829772841" text:style-name="L1">
        <text:list-item>
          <text:p text:style-name="P6">Pros:</text:p>
          <text:list>
            <text:list-item>
              <text:p text:style-name="P6">Patterns we've never seen before</text:p>
            </text:list-item>
            <text:list-item>
              <text:p text:style-name="P6">Better Data, wider coverage?</text:p>
            </text:list-item>
            <text:list-item>
              <text:p text:style-name="P6">Innovation, Creative uses</text:p>
            </text:list-item>
            <text:list-item>
              <text:p text:style-name="P6">More eyes looking for stuff</text:p>
            </text:list-item>
          </text:list>
        </text:list-item>
        <text:list-item>
          <text:p text:style-name="P6">Cons:</text:p>
          <text:list>
            <text:list-item>
              <text:p text:style-name="P6">Privacy + Abuse</text:p>
              <text:list>
                <text:list-item>
                  <text:p text:style-name="P6">Security Vulnerability</text:p>
                </text:list-item>
              </text:list>
            </text:list-item>
            <text:list-item>
              <text:p text:style-name="P6"><text:soft-page-break/>Inappropriate use</text:p>
            </text:list-item>
            <text:list-item>
              <text:p text:style-name="P10"><text:span text:style-name="T6">More difficult to clean/manage data – most people don't know how anyways</text:span></text:p>
            </text:list-item>
          </text:list>
        </text:list-item>
        <text:list-item>
          <text:p text:style-name="P6">Solutions:</text:p>
          <text:list>
            <text:list-item>
              <text:p text:style-name="P6">Technical</text:p>
              <text:list>
                <text:list-item>
                  <text:p text:style-name="P6">formats/standards</text:p>
                </text:list-item>
                <text:list-item>
                  <text:p text:style-name="P6">geofences</text:p>
                </text:list-item>
              </text:list>
            </text:list-item>
            <text:list-item>
              <text:p text:style-name="P6">Social</text:p>
              <text:list>
                <text:list-item>
                  <text:p text:style-name="P5"><text:span text:style-name="T25">why aren't people afraid of the surveillance state?, inadequate protection of data, encryption, immunity to telecoms for participating in warrant-less </text:span><text:span text:style-name="T1">wiretapping</text:span></text:p>
                </text:list-item>
              </text:list>
            </text:list-item>
          </text:list>
        </text:list-item>
      </text:list>
      <text:p text:style-name="P9"><text:span text:style-name="T1"><text:tab/>More data could lead to better models of understanding, analysis of more things at varying sca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in" fo:margin-right="0in" fo:margin-top="0in" fo:margin-bottom="0.1665in" style:line-height-at-least="0.1665in" fo:text-indent="0in" style:auto-text-indent="false">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date style:data-style-name="N37" text:date-value="2012-01-16T11:09:25.99" text:fixed="true">01/16/12</text:date><text:tab/><text:tab/>Alex Mandel</text:p>
      </style:header>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Mandel</meta:initial-creator>
    <meta:creation-date>2012-01-06T11:08:42</meta:creation-date>
    <dc:date>2012-01-16T15:40:07</dc:date>
    <dc:creator>Alex Mandel</dc:creator>
    <meta:editing-duration>PT4H34M54S</meta:editing-duration>
    <meta:editing-cycles>34</meta:editing-cycles>
    <meta:generator>LibreOffice/3.3$Unix LibreOffice_project/330m19$Build-401</meta:generator>
    <meta:document-statistic meta:table-count="0" meta:image-count="0" meta:object-count="0" meta:page-count="3" meta:paragraph-count="41" meta:word-count="1110" meta:character-count="7412"/>
    <meta:user-defined meta:name="Info 1"/>
    <meta:user-defined meta:name="Info 2"/>
    <meta:user-defined meta:name="Info 3"/>
    <meta:user-defined meta:name="Info 4"/>
    <meta:user-defined meta:name="ZOTERO_BREF_70urmfYfZNsQ_1" meta:value-type="string">ZOTERO_ITEM {"citationID":"2q2hs5riaf","citationItems":[{"uri":["http://zotero.org/users/198390/items/MDHPAET4"]}]}</meta:user-defined>
    <meta:user-defined meta:name="ZOTERO_BREF_AddosrU6fDVB_1" meta:value-type="string">ZOTERO_ITEM {"citationID":"10i19fa0sh","citationItems":[{"uri":["http://zotero.org/users/198390/items/BIUKNAUX"]}]}</meta:user-defined>
    <meta:user-defined meta:name="ZOTERO_BREF_FtYzb65AsHnn_1" meta:value-type="string">ZOTERO_ITEM {"citationID":"1l44qupgnh","citationItems":[{"uri":["http://zotero.org/users/198390/items/N7NFRN5S"]}]}</meta:user-defined>
    <meta:user-defined meta:name="ZOTERO_BREF_OYuY0GwZa3Ft_1" meta:value-type="string">ZOTERO_ITEM {"citationID":"2p7upoeql2","citationItems":[{"uri":["http://zotero.org/users/198390/items/CCVC7JPZ"]}]}</meta:user-defined>
    <meta:user-defined meta:name="ZOTERO_BREF_QWbFCgd2vX7t_1" meta:value-type="string">ZOTERO_ITEM {"citationID":"ingti3cab","citationItems":[{"uri":["http://zotero.org/users/198390/items/CFG5DV57"]}]}</meta:user-defined>
    <meta:user-defined meta:name="ZOTERO_BREF_W0podZZWdRk8_1" meta:value-type="string">ZOTERO_BIBL {"custom":[]}</meta:user-defined>
    <meta:user-defined meta:name="ZOTERO_BREF_gfnD2gxYKzXR_1" meta:value-type="string">ZOTERO_ITEM {"citationID":"1fv4b6oiog","citationItems":[{"uri":["http://zotero.org/users/198390/items/JIGERT9U"]}]}</meta:user-defined>
    <meta:user-defined meta:name="ZOTERO_PREF_1" meta:value-type="string">&lt;data data-version="3" zotero-version="2.1.10"&gt;&lt;session id="Vpk2ETtZ"/&gt;&lt;style id="http://www.zotero.org/styles/annals-of-the-association-of-american-geographers" hasBibliography="1" bibliographyStyleHasBeenSet="1"/&gt;&lt;prefs&gt;&lt;pref name="fieldType" value="Boo</meta:user-defined>
    <meta:user-defined meta:name="ZOTERO_PREF_2" meta:value-type="string">kmark"/&gt;&lt;pref name="noteType" value="0"/&gt;&lt;/prefs&gt;&lt;/data&gt;</meta:user-defined>
  </office:meta>
</office:document-meta>
</file>